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2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3.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4cm"/>
    </style:style>
    <style:style style:name="gr6" style:family="graphic" style:parent-style-name="standard">
      <style:graphic-properties draw:fill="gradient" draw:fill-color="#81d41a" draw:fill-gradient-name="Sunshine" draw:gradient-step-count="0" draw:textarea-horizontal-align="justify" draw:textarea-vertical-align="middle" draw:auto-grow-height="false" fo:min-height="1.35cm" fo:min-width="3.1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gradient" draw:fill-color="#81d41a" draw:fill-gradient-name="Sunshine" draw:gradient-step-count="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svg:x="1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svg:x="15.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2cm" svg:x="14.2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001cm" svg:x="8.3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6cm" svg:height="1.6cm" svg:x="9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3cm" svg:height="2.1cm" svg:x="9.9cm" svg:y="8.7cm">
          <draw:text-box>
            <text:p>SQL</text:p>
          </draw:text-box>
        </draw:frame>
        <draw:custom-shape draw:style-name="gr8" draw:text-style-name="P1" draw:layer="layout" svg:width="0.1cm" svg:height="0.6cm" svg:x="9.3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4.5cm" svg:height="1.6cm" draw:transform="rotate (0.785398163397448) translate (9.608cm 10.6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draw:transform="rotate (0.785398163397448) translate (12.507cm 7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cm" svg:height="2.4cm" draw:transform="rotate (0.785398163397448) translate (13.356cm 6.3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0.2cm" draw:transform="rotate (0.785398163397448) translate (13.426cm 7.8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0.001cm" draw:transform="rotate (0.785398163397448) translate (9.325cm 12.0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5cm" svg:height="1.6cm" draw:transform="rotate (0.785398163397448) translate (9.608cm 10.6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.6cm" svg:height="1.6cm" draw:transform="rotate (0.785398163397448) translate (9.608cm 10.6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3.3cm" svg:height="2.1cm" draw:transform="rotate (0.785398163397448) translate (9.82cm 10.307cm)">
          <draw:text-box>
            <text:p>SQL</text:p>
          </draw:text-box>
        </draw:frame>
        <draw:custom-shape draw:style-name="gr8" draw:text-style-name="P1" draw:layer="layout" svg:width="0.1cm" svg:height="0.6cm" draw:transform="rotate (0.785398163397448) translate (9.82cm 11.15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2" svg:font-family="'Arial Blac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4c7dc" draw:end-color="#2a6099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shine" draw:style="radial" draw:cx="66%" draw:cy="33%" draw:start-color="#ffbf00" draw:end-color="#ffff00" draw:start-intensity="100%" draw:end-intensity="100%" draw:border="33%"/>
    <draw:gradient draw:name="gradient" draw:style="linear" draw:start-color="#e8f2a1" draw:end-color="#81d41a" draw:start-intensity="100%" draw:end-intensity="100%" draw:angle="1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cm" svg:stroke-color="#000000" draw:marker-start-width="0.58cm" draw:marker-start-center="false" draw:marker-end-width="0.58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Black2" fo:font-family="'Arial Black'" style:font-style-name="Regular" style:font-family-generic="swiss" style:font-pitch="variable" fo:font-size="32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16:32:58.104000000</meta:creation-date>
    <dc:date>2019-10-21T09:24:59.957000000</dc:date>
    <meta:editing-duration>PT22M7S</meta:editing-duration>
    <meta:editing-cycles>8</meta:editing-cycles>
    <meta:generator>LibreOffice/6.2.6.2$Windows_X86_64 LibreOffice_project/684e730861356e74889dfe6dbddd3562aae2e6ad</meta:generator>
    <meta:document-statistic meta:object-count="18"/>
  </office:meta>
</office:document-meta>
</file>